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63b" officeooo:paragraph-rsid="0003f63b"/>
    </style:style>
    <style:style style:name="P2" style:family="paragraph" style:parent-style-name="Standard">
      <style:text-properties officeooo:rsid="0005759a" officeooo:paragraph-rsid="0005759a"/>
    </style:style>
    <style:style style:name="P3" style:family="paragraph" style:parent-style-name="Standard">
      <style:text-properties officeooo:rsid="00072e2f" officeooo:paragraph-rsid="00072e2f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size-asian="9.75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fo:background-color="#ffff00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ize="9.75pt"/>
    </style:style>
    <style:style style:name="T2" style:family="text">
      <style:text-properties style:font-size-asian="9.75pt"/>
    </style:style>
    <style:style style:name="T3" style:family="text">
      <style:text-properties officeooo:rsid="0005759a"/>
    </style:style>
    <style:style style:name="T4" style:family="text">
      <style:text-properties fo:font-weight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I think Redis and a relational database (such as MySQL) would be best when used together.</text:span></text:p>
      <text:p text:style-name="Text_20_body">You can store relational data in MySQL, and use Redis for other data, like a simple counter.</text:p>
      <text:p text:style-name="Text_20_body">Let me give you a use case:</text:p>
      <text:p text:style-name="Text_20_body">You want to build an e-commerce website, users can register and buy things.</text:p>
      <text:p text:style-name="P8">You store the <text:span text:style-name="T4">Users </text:span>and <text:span text:style-name="T4">Products </text:span>data in MySQL tables.</text:p>
      <text:p text:style-name="Text_20_body"><text:span text:style-name="T6">Then you use Redis for counting actions,</text:span> for example:</text:p>
      <text:list xml:id="list3738534683417364332" text:style-name="L1">
        <text:list-item>
          <text:p text:style-name="P9">How many times Product A’s page is viewed</text:p>
        </text:list-item>
        <text:list-item>
          <text:p text:style-name="P9">How many people bought Product A</text:p>
        </text:list-item>
        <text:list-item>
          <text:p text:style-name="P6">How many products User X browsed in a day</text:p>
        </text:list-item>
      </text:list>
      <text:p text:style-name="Text_20_body">All of the above could be easily done by using Redis basic commands, INCR and GET to be precise.</text:p>
      <text:p text:style-name="Text_20_body">In this case, using Redis is more convenient than maintaining and updating another MySQL table solely for counting actions.</text:p>
      <text:p text:style-name="Text_20_body">Learn more by searching and reading these kinds of questions on StackOverflow:</text:p>
      <text:p text:style-name="Text_20_body"><text:span text:style-name="T2"/></text:p>
      <text:p text:style-name="Text_20_body"><text:a xlink:type="simple" xlink:href="https://stackoverflow.com/questions/7888880/what-is-redis-and-what-do-i-use-it-for" office:target-frame-name="_blank" xlink:show="new" text:style-name="Internet_20_link" text:visited-style-name="Visited_20_Internet_20_Link"><text:span text:style-name="T2">What is Redis and what do I use it for?</text:span></text:a></text:p>
      <text:list xml:id="list6814305331798534123" text:style-name="L2">
        <text:list-item>
          <text:p text:style-name="P7"><text:a xlink:type="simple" xlink:href="https://stackoverflow.com/questions/3966689/when-to-use-redis-instead-of-mysql-for-php-applications" office:target-frame-name="_blank" xlink:show="new" text:style-name="Internet_20_link" text:visited-style-name="Visited_20_Internet_20_Link">When to use Redis instead of MySQL for PHP applications?</text:a></text:p>
        </text:list-item>
      </text:list>
      <text:p text:style-name="Text_20_body"><text:span text:style-name="T2">In other words, use MySQL for for some parts of the system (complex lookups, transactions) and redis for others (performance, counters etc). </text:span></text:p>
      <text:p text:style-name="Text_20_body">In my experience, performance issues related to scalability (lots of users...) eventually forces you to add some kind of<text:span text:style-name="T6"> cache to remove load from the MySQL server and predis/memcache etc is very good at that.</text:span></text:p>
      <text:p text:style-name="P1"><text:span text:style-name="T3">==== </text:span>what’s app backend</text:p>
      <text:p text:style-name="P1">erlang</text:p>
      <text:p text:style-name="P2">ejabberd</text:p>
      <text:p text:style-name="P2"/>
      <text:p text:style-name="P2">===== <text:s/>jianyi</text:p>
      <text:p text:style-name="P2"/>
      <text:p text:style-name="P2">1.关于rest，仅仅是一种风格，至于框架，spring mvc 是比较成熟的，其实这块mvc 框架都不会成为你的问题，从团队熟练以及扩展上来说，spring 是个不错的选择，这块只要你设计好，开放API 是比较方便的。 <text:line-break/><text:line-break/>2.关于数据库方面，如果是读的量很大的情况，比如读写比例10：1的情况下，访问量比较大，你可以考虑数据库的主从，以及负载均衡的一些东西，关于这块的东西很多，得从实际情况进行处理。至于考虑的点，你得考虑数据库压力、信息监控、出现宕机等情况的处理，后面可能还会考虑你的水平扩展问题。 <text:line-break/><text:line-break/>3.关于你说的数据库部分的框架，我没理解，虽然数据库作为存储的东西，你也不可能将压力全部放在数据库端，在访问量大的情况下，你应该考虑缓存框架，像常用的memcache 类似的都比较 成熟了，至于<text:soft-page-break/>缓存框架的选择，你得根据你的业务量进行选择。一旦你选择的主从或者所谓的读写分离，加上缓存，你得考虑同步、事务、以及一些失效等意外情况，挺麻烦的，这些仅仅是个思路。 <text:line-break/><text:line-break/><text:line-break/>4.上面的可能有些多了，其实简单点说，访问量大的情况下： <text:line-break/>  a.减少服务器请求压力，可以用nginx 类似的负载均衡的框架 <text:line-break/>  b.数据库访问压力大，同样你可以多部署几台,主从分离。 <text:line-break/>  c.大多情况下，请考虑缓存框架，能为你减少很多压力 <text:line-break/>  上面3点基本上能满足你的业务了，当然更麻烦的东西，得更多了，方向是这样。 <text:line-break/></text:p>
      <text:p text:style-name="P3">框架性能比较</text:p>
      <text:p text:style-name="P3"/>
      <text:p text:style-name="P3"><text:a xlink:type="simple" xlink:href="https://www.techempower.com/benchmarks/#section=data-r8&amp;hw=ph&amp;test=query" text:style-name="Internet_20_link" text:visited-style-name="Visited_20_Internet_20_Link">https://www.techempower.com/benchmarks/#section=data-r8&amp;hw=ph&amp;test=query</text:a></text:p>
      <text:p text:style-name="P3"/>
      <text:p text:style-name="P3">考虑使用Redis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09:21:23.313911934</meta:creation-date>
    <dc:date>2018-07-15T10:53:15.533755706</dc:date>
    <meta:editing-duration>PT50S</meta:editing-duration>
    <meta:editing-cycles>1</meta:editing-cycles>
    <meta:document-statistic meta:table-count="0" meta:image-count="0" meta:object-count="0" meta:page-count="2" meta:paragraph-count="24" meta:word-count="774" meta:character-count="1989" meta:non-whitespace-character-count="1741"/>
    <meta:generator>LibreOffice/5.1.6.2$Linux_X86_64 LibreOffice_project/10m0$Build-2</meta:generator>
  </office:meta>
</office:document-meta>
</file>